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7e266" officeooo:paragraph-rsid="0007e266"/>
    </style:style>
    <style:style style:name="P2" style:family="paragraph" style:parent-style-name="Title">
      <style:text-properties officeooo:rsid="0005e94d" officeooo:paragraph-rsid="0005e94d"/>
    </style:style>
    <style:style style:name="P3" style:family="paragraph" style:parent-style-name="Text_20_body">
      <style:text-properties officeooo:rsid="0005e94d" officeooo:paragraph-rsid="0005e94d"/>
    </style:style>
    <style:style style:name="P4" style:family="paragraph" style:parent-style-name="Text_20_body">
      <style:text-properties officeooo:rsid="0007e266" officeooo:paragraph-rsid="0007e266"/>
    </style:style>
    <style:style style:name="P5" style:family="paragraph" style:parent-style-name="Text_20_body">
      <style:text-properties officeooo:paragraph-rsid="0007e2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7. <text:s/>Using the Salt Reactor</text:p>
      <text:p text:style-name="P3"/>
      <text:p text:style-name="P3"/>
      <text:p text:style-name="P4">In this lab, we're going to create a reactor and read a specific event from a Salt minion. </text:p>
      <text:h text:style-name="P1" text:outline-level="2">Configure and create the reactor.</text:h>
      <text:p text:style-name="P4">1. <text:s/>Create the reactor.conf file in /etc/salt/master.d</text:p>
      <text:p text:style-name="P4">2. <text:s/>Input the following:</text:p>
      <text:p text:style-name="P4">reactor:</text:p>
      <text:p text:style-name="P4">- 'salt/minion/*/start:</text:p>
      <text:p text:style-name="P4"><text:s text:c="2"/>- 'srv/reactor/start.sls</text:p>
      <text:p text:style-name="P4">3. Save and exit the file.</text:p>
      <text:p text:style-name="P4">4. create the /srv/reactor directory</text:p>
      <text:p text:style-name="P4"><text:s text:c="4"/>mkdir /srv/reactor</text:p>
      <text:p text:style-name="P4">5. <text:s/>Edit the /srv/reactor/start.sls file.</text:p>
      <text:p text:style-name="P4">Here we'll use some Jinja templating to create the reactor file.</text:p>
      <text:p text:style-name="P4"><text:s/>{% if data['id'] == 'dev_db*' %}</text:p>
      <text:p text:style-name="P4">highstate_run:</text:p>
      <text:p text:style-name="P4"><text:s text:c="2"/>cmd.state.highstate:</text:p>
      <text:p text:style-name="P4"><text:s text:c="4"/>-tgt: 'dev_db*'</text:p>
      <text:p text:style-name="P4">{% endif %}</text:p>
      <text:p text:style-name="P4"/>
      <text:h text:style-name="P1" text:outline-level="2">Verify and troubleshoot the reactor.</text:h>
      <text:p text:style-name="P5"/>
      <text:p text:style-name="P4">1. <text:s/>Execute the script <text:span text:style-name="T1">eventlisten.py</text:span><text:span text:style-name="T2"> by running the following:</text:span></text:p>
      <text:p text:style-name="P4"><text:span text:style-name="T2"><text:s text:c="3"/></text:span><text:span text:style-name="T1">python eventlisten.py</text:span><text:span text:style-name="T2">. </text:span></text:p>
      <text:p text:style-name="P4"><text:span text:style-name="T2">2. <text:s/>On the salt minion run the following command:</text:span></text:p>
      <text:p text:style-name="P4"><text:span text:style-name="T2"><text:s text:c="3"/>salt-call event.fire_master '{“id”: “dev_db*”}' 'start'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37:12.412510675</meta:creation-date>
    <dc:date>2017-02-23T17:55:29.401962493</dc:date>
    <meta:editing-duration>PT4H3M6S</meta:editing-duration>
    <meta:editing-cycles>1</meta:editing-cycles>
    <meta:document-statistic meta:table-count="0" meta:image-count="0" meta:object-count="0" meta:page-count="1" meta:paragraph-count="23" meta:word-count="117" meta:character-count="809" meta:non-whitespace-character-count="688"/>
    <meta:generator>LibreOffice/4.2.8.2$Linux_X86_64 LibreOffice_project/420m0$Build-2</meta:generator>
  </office:meta>
</office:document-meta>
</file>